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Operators in Pyth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ssignment Operator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What is the output of this program?</text:p>
                <text:p text:style-name="P1"/>
                <text:p text:style-name="P1">x = 5</text:p>
                <text:p text:style-name="P1">y = 10</text:p>
                <text:p text:style-name="P1">x = y</text:p>
                <text:p text:style-name="P1">print ("x = ", x)</text:p>
                <text:p text:style-name="P1">print ("y = ", y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1T18:08:11.403441834</meta:creation-date>
    <meta:editing-duration>PT1M7S</meta:editing-duration>
    <meta:editing-cycles>2</meta:editing-cycles>
    <meta:generator>LibreOffice/7.3.7.2$Linux_X86_64 LibreOffice_project/30$Build-2</meta:generator>
    <dc:title>Blue Curve</dc:title>
    <dc:date>2023-04-11T18:09:18.430657545</dc:date>
    <meta:document-statistic meta:object-count="42"/>
  </office:meta>
</office:document-meta>
</file>